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3" style:family="paragraph" style:parent-style-name="Standard"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5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Arial1" fo:font-size="10.5pt" fo:font-weight="bold" officeooo:rsid="0013583b" officeooo:paragraph-rsid="0013583b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2a5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Arial1" fo:font-size="40pt" fo:letter-spacing="normal" fo:font-style="normal" fo:font-weight="bold" officeooo:rsid="00351ce6" officeooo:paragraph-rsid="00351ce6" style:font-size-asian="40pt" style:font-weight-asian="bold" style:font-size-complex="40pt" style:font-weight-complex="bold"/>
    </style:style>
    <style:style style:name="P9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Arial1" fo:font-size="12pt" fo:font-weight="bold" officeooo:rsid="0013583b" officeooo:paragraph-rsid="00351ce6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Liberation Sans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Liberation Sans" fo:font-size="12pt" fo:letter-spacing="normal" fo:font-style="normal" fo:font-weight="normal" officeooo:paragraph-rsid="00351ce6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Liberation Sans" fo:font-size="12pt" fo:letter-spacing="normal" fo:font-style="normal" fo:font-weight="normal" officeooo:rsid="00351ce6" officeooo:paragraph-rsid="00351ce6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Liberation Sans" fo:font-size="12pt" fo:letter-spacing="normal" fo:font-style="normal" fo:font-weight="normal" officeooo:rsid="003547c0" officeooo:paragraph-rsid="003547c0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Liberation Sans" fo:font-size="12pt" fo:letter-spacing="normal" fo:font-style="normal" fo:font-weight="normal" officeooo:rsid="00354fbf" officeooo:paragraph-rsid="00354fbf" style:font-size-asian="12pt" style:font-size-complex="12pt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2a5c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style:font-name="Liberation Sans" fo:font-size="12pt" officeooo:rsid="00351ce6" officeooo:paragraph-rsid="00351ce6" style:font-size-asian="12pt" style:font-size-complex="12pt"/>
    </style:style>
    <style:style style:name="T1" style:family="text">
      <style:text-properties fo:font-variant="normal" fo:text-transform="none" fo:color="#212529" loext:opacity="100%" fo:letter-spacing="normal" fo:font-style="normal" fo:font-weight="normal" officeooo:rsid="00319adc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212529" loext:opacity="100%" style:font-name="Liberation Sans" fo:font-size="12pt" fo:letter-spacing="normal" fo:font-style="normal" fo:font-weight="normal" officeooo:rsid="00319adc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3"/>
      <text:p text:style-name="P2"><text:s text:c="3"/></text:p>
      <text:p text:style-name="P2"/>
      <text:p text:style-name="P3"><text:s text:c="16"/>Tarea</text:p>
      <text:p text:style-name="P8"><text:s text:c="10"/>Prestaciones <text:s text:c="12"/><text:tab/><text:tab/><text:tab/> <text:s text:c="6"/><text:tab/>SS</text:p>
      <text:p text:style-name="P4"/>
      <text:p text:style-name="P6"><text:s text:c="18"/></text:p>
      <text:p text:style-name="P6"/>
      <text:p text:style-name="P6"/>
      <text:p text:style-name="P6"/>
      <text:p text:style-name="P6"/>
      <text:p text:style-name="P5"><text:s text:c="174"/></text:p>
      <text:p text:style-name="P5"/>
      <text:p text:style-name="P5"/>
      <text:p text:style-name="P5"/>
      <text:p text:style-name="P5"/>
      <text:p text:style-name="P5"/>
      <text:p text:style-name="P5"><text:s text:c="2"/></text:p>
      <text:p text:style-name="P5"/>
      <text:p text:style-name="P10"><text:tab/><text:tab/><text:tab/><text:tab/><text:tab/><text:tab/><text:tab/><text:tab/> <text:s text:c="5"/></text:p>
      <text:p text:style-name="P10"/>
      <text:p text:style-name="P10"><text:s text:c="95"/>Jesús Blanco Miguez 1º Dam</text:p>
      <text:p text:style-name="P7"><text:soft-page-break/><text:span text:style-name="Strong_20_Emphasis"><text:span text:style-name="T3">1. Rodrigo está pensando, ya con 35 años, que quiere jubilarse pronto; por lo que el día de mañana lo hará. Con todo no está dispuesto a perder nada de porcentaje de la pensión por hacerlo antes de tiempo. Para eso se informa de las condiciones existirán a partir de 2027 cuando se jubile.</text:span></text:span></text:p>
      <text:p text:style-name="P11">a) ¿Cuántos años deberá tener para jubilarse con el 100% con carácter general?</text:p>
      <text:p text:style-name="P13">Como mínimo 65 años o 67 años</text:p>
      <text:p text:style-name="P11">b) ¿Cuántos años deberá tener cotizados para ese 100% con carácter general?</text:p>
      <text:p text:style-name="P13">Deberá tener cotizados 37 años para poder tener un 100%</text:p>
      <text:p text:style-name="P11">2. Carlos quiere jubilarse este año. Trabajó durante 37 años y ahora tiene 65 años y 10 meses. Se pregunta si reunirá los requisitos que se piden en 2023 para jubilarse.</text:p>
      <text:p text:style-name="P11">a) ¿Cumple Carlos con el requisito de edad para jubilarse? ¿Por qué?</text:p>
      <text:p text:style-name="P13">No cumple con los requisitos ya que los años trabajados no llegan a los mínimos requeridos en 2023</text:p>
      <text:p text:style-name="P11">b) ¿Cumple Carlos con el requisito de cotización ? ¿Por qué?</text:p>
      <text:p text:style-name="P17">No porque en 2023 necesita cotizar 37 años y 9 meses con su edad</text:p>
      <text:p text:style-name="P17"/>
      <text:p text:style-name="P11">3. Indica si los siguientes trabajadores cumplen o no con los requisitos para tener derecho a la prestación por desempleo: (las preguntas de si o no no se corregirán).</text:p>
      <text:p text:style-name="P11">a) Un trabajador que cotizó 10 meses en los últimos 3 años.</text:p>
      <text:p text:style-name="P14">No porque son inferiores a 360 días</text:p>
      <text:p text:style-name="P11">b) Un trabajador que es despedido de forma disciplinaria por faltar 5 días al trabajo.</text:p>
      <text:p text:style-name="P14">No tiene derecho ya que este fue despedido e forma disciplinaria</text:p>
      <text:p text:style-name="P11">c) Una camarera que es contratada dos meses de abril a agosto todos los años.</text:p>
      <text:p text:style-name="P14">30x2meses=60dias al año 60x6años=360dias si que cumple con los requisitos</text:p>
      <text:p text:style-name="P12">d) Una trabajadora que no le gusta la empresa y decide irse durante el periodo de prueba cuanto también ya se fue voluntariamente de la anterior empresa.</text:p>
      <text:p text:style-name="P14">No tiene derecho ya que se va por su cuenta</text:p>
      <text:p text:style-name="P11">e) Un trabajador que termina un contrato por circunstancias de la producción a los 6 meses.</text:p>
      <text:p text:style-name="P14">No porque no alcanza los 360 dias de trabajo necesarios solo trabajo 180</text:p>
      <text:p text:style-name="P11">f) Una trabajadora que le reducen la jornada a la mitad en temporada baja.</text:p>
      <text:p text:style-name="P14">Esta en desempleo parcial(se reduce la jornada entre 10% y un 70%) por lo cual tiene derecho</text:p>
      <text:p text:style-name="P11"><text:soft-page-break/>4. Inés se acaba de quedar sin trabajo. La empresa en la que estuvo trabajando 6 meses le dijo que no le renovaba el contrato; por lo que quiere saber si puede cobrar la prestación por desempleo, ya que trabajó todo el año anterior en otra empresa.</text:p>
      <text:p text:style-name="P11">a) ¿Cumple con el requisito de cotización para tener derecho a cobrar las prestación por desempleo? ¿Por qué?</text:p>
      <text:p text:style-name="P15">Si pero tendrá derecho a la prestación debido al tiempo que trabajo en su anterior empresa</text:p>
      <text:p text:style-name="P11">b) ¿Se encuentra en situación legal de desempleo? ¿ Por qué?</text:p>
      <text:p text:style-name="P15">Si ya que su contrato se extinguió por motivos ajenos a ellos</text:p>
      <text:p text:style-name="P11">c) Se finalizó el contrato el día 10 de julio, ¿de cuántos días dispone para solicitar el paro sin que se le descuente nada por atraso en la petición?</text:p>
      <text:p text:style-name="P15">Dispone de 15 días antes de sufrir un descuento en el paro</text:p>
      <text:p text:style-name="P11"/>
      <text:p text:style-name="P7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04:22.276000000</meta:creation-date>
    <dc:date>2023-04-14T13:36:45.947000000</dc:date>
    <meta:editing-duration>PT6M24S</meta:editing-duration>
    <meta:editing-cycles>1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8" meta:word-count="531" meta:character-count="3248" meta:non-whitespace-character-count="2395"/>
  </office:meta>
</office:document-meta>
</file>